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normal" fo:font-weight="normal" officeooo:rsid="00166cb0" officeooo:paragraph-rsid="00166cb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tyle="normal" fo:font-weight="normal" officeooo:rsid="00166cb0" officeooo:paragraph-rsid="00166cb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tyle="normal" style:text-underline-style="solid" style:text-underline-width="auto" style:text-underline-color="font-color" fo:font-weight="normal" officeooo:rsid="00166cb0" officeooo:paragraph-rsid="00166cb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tyle="italic" fo:font-weight="bold" officeooo:rsid="00166cb0" officeooo:paragraph-rsid="00166cb0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none" fo:font-weight="normal" officeooo:rsid="00166cb0" officeooo:paragraph-rsid="00166cb0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66cb0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7eaa4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a557a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a557a" officeooo:paragraph-rsid="001a557a" style:font-size-asian="9.60000038146973pt" style:font-style-asian="italic" style:font-weight-asian="bold" style:font-size-complex="11pt" style:font-style-complex="italic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fo:font-size="11pt" fo:font-style="italic" style:text-underline-style="none" fo:font-weight="bold" officeooo:rsid="0016ef45" officeooo:paragraph-rsid="0016ef45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libri" fo:font-size="11pt" fo:font-style="italic" style:text-underline-style="none" fo:font-weight="bold" officeooo:rsid="0016ef45" officeooo:paragraph-rsid="0016f29b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7eaa4" officeooo:paragraph-rsid="0017eaa4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ibri" fo:font-size="11pt" fo:font-style="normal" style:text-underline-style="none" fo:font-weight="bold" officeooo:rsid="0017eaa4" officeooo:paragraph-rsid="0017eaa4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none" fo:font-weight="normal" officeooo:rsid="0017eaa4" officeooo:paragraph-rsid="0017eaa4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7eaa4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1adb94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officeooo:paragraph-rsid="001adb94" style:font-weight-asian="bold" style:font-weight-complex="bold"/>
    </style:style>
    <style:style style:name="T1" style:family="text">
      <style:text-properties officeooo:rsid="0008a3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6f29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7eaa4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4c68" style:font-weight-asian="normal" style:font-weight-complex="normal"/>
    </style:style>
    <style:style style:name="T10" style:family="text">
      <style:text-properties style:font-name="Calibri" fo:font-size="11pt" fo:font-style="normal" style:text-underline-style="none" fo:font-weight="normal" officeooo:rsid="0017eaa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Calibri" fo:font-size="11pt" fo:font-style="normal" style:text-underline-style="none" fo:font-weight="normal" officeooo:rsid="001adb94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Calibri" fo:font-size="11pt" fo:font-style="normal" style:text-underline-style="none" fo:font-weight="normal" officeooo:rsid="00229cc3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Calibri" fo:font-size="11pt" fo:font-style="normal" style:text-underline-style="none" fo:font-weight="bold" officeooo:rsid="0017eaa4" style:font-size-asian="9.60000038146973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Calibri" fo:font-size="11pt" fo:font-style="normal" style:text-underline-style="none" fo:font-weight="bold" officeooo:rsid="001adb94" style:font-size-asian="9.60000038146973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Calibri" fo:font-size="11pt" fo:font-style="normal" style:text-underline-style="none" officeooo:rsid="00229cc3" style:font-size-asian="9.60000038146973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</text:span>icolò Baroncini (1834907) <text:s text:c="60"/><text:span text:style-name="T2">DESCRIZIONE GENERALE</text:span></text:p>
      <text:p text:style-name="P2">Leonardo Cataldi (1846379)</text:p>
      <text:p text:style-name="P2"/>
      <text:p text:style-name="P4">Nome del sito web: <text:span text:style-name="T6">StudyFellas</text:span></text:p>
      <text:p text:style-name="P3"/>
      <text:p text:style-name="P5">Il nostro sito vuole consentire la creazione di gruppi studio e la partecipazione a gruppi studio già esistenti. All’interno del gruppo sarà possibile condividere file, visualizzare gli altri partecipanti al gruppo, visualizzare la descrizione del gruppo e abbandonare il gruppo.</text:p>
      <text:p text:style-name="P5"/>
      <text:p text:style-name="P6">Ruoli previsti e funzionalità ad essi offerte:</text:p>
      <text:p text:style-name="P6"/>
      <text:list xml:id="list839780043" text:style-name="L1">
        <text:list-item>
          <text:p text:style-name="P10"><text:span text:style-name="T7">Amministratore:</text:span><text:span text:style-name="T3"> ha accesso alle funzionalità dell’utente leader per ogni gruppo. E’ inoltre in grado di aggiungere e rimuovere esami dalla lista degli esami.</text:span></text:p>
        </text:list-item>
        <text:list-item>
          <text:p text:style-name="P11"><text:span text:style-name="T7">Utente: </text:span><text:span text:style-name="T3">può visualizzare la lista dei gruppi a cui partecipa. Può cercare nuovi gruppi mediante l’apposita barra di ricerca, e fare richiesta per aggiungersi ad un nuovo gruppo. Può condividere file nei gruppi a cui partecipa, e visualizzarne </text:span><text:span text:style-name="T4">le informazioni e </text:span><text:span text:style-name="T3">i membri. </text:span><text:span text:style-name="T4">Può abbandonare un gruppo a cui partecipa. </text:span><text:span text:style-name="T3">Può decidere di creare un nuovo gruppo diventando Utente Leader. </text:span><text:span text:style-name="T4">Può visualizzare e modificare una pagina personale con le proprie informazioni</text:span></text:p>
        </text:list-item>
        <text:list-item>
          <text:p text:style-name="P10"><text:span text:style-name="T7">Utente Leader: </text:span><text:span text:style-name="T4">può rimuovere file dal gruppo di cui è Leader. Può accettare o rifiutare le richieste di accesso al gruppo. Può cancellare il gruppo. Può </text:span><text:span text:style-name="T5">modificare la descrizione del gruppo. Ha inoltre tutte le funzionalità dell’utente.</text:span></text:p>
        </text:list-item>
        <text:list-item>
          <text:p text:style-name="P15"><text:span text:style-name="T13">Utente non registrato:</text:span><text:span text:style-name="T10"> può accedere tramite uno dei metodi di autenticazione offerti dalla piattaforma.</text:span></text:p>
        </text:list-item>
      </text:list>
      <text:p text:style-name="P12"/>
      <text:p text:style-name="P12">Modalità di Accesso: </text:p>
      <text:p text:style-name="P7"/>
      <text:list xml:id="list235028300179968" text:continue-numbering="true" text:style-name="L1">
        <text:list-item>
          <text:p text:style-name="P13">Accesso locale: <text:span text:style-name="T8">disponibile esclusivamente per l’amministratore del sistema</text:span></text:p>
        </text:list-item>
        <text:list-item>
          <text:p text:style-name="P13">Accesso tramite Google:<text:span text:style-name="T8"> autenticazione mediante Google con mail istituzionale </text:span><text:span text:style-name="T9">S</text:span><text:span text:style-name="T8">apienza, di dominio studenti.uniroma1.it</text:span></text:p>
        </text:list-item>
      </text:list>
      <text:p text:style-name="P14"/>
      <text:p text:style-name="P9">Descrizione dati Gestiti:</text:p>
      <text:p text:style-name="P8"/>
      <text:list xml:id="list2368909445" text:style-name="L2">
        <text:list-item>
          <text:p text:style-name="P16"><text:span text:style-name="T14">Utente:</text:span><text:span text:style-name="T11"> alla prima registrazione inserisce i suoi dati personali ossia nome, cognome, matricola, provincia e breve bio personale. Oltre a questi dati, per ogni utente è specificato se è Leader di un gruppo (e se sì di quale) e i gruppi a cui partecipa.</text:span></text:p>
        </text:list-item>
        <text:list-item>
          <text:p text:style-name="P17"><text:span text:style-name="T15">Amministratore: </text:span><text:span text:style-name="T12">un amministratore è già inserito nel sistema, e non è prevista una registrazione. Un amministratore è caratterizzato da nome, cognome, matricola, provincia e breve bio personale.</text:span></text:p>
        </text:list-item>
        <text:list-item>
          <text:p text:style-name="P17"><text:span text:style-name="T15">Gruppo: </text:span><text:span text:style-name="T12">al momento della creazione del gruppo, l’Utente Leader inserisce l’esame, il docente e la descrizione del gruppo. Un gruppo è inoltre caratterizzato dai suoi Utenti e dall’Utente Leader del gruppo, oltre che dai file condivisi nel gruppo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29cm" fo:margin-bottom="0.229cm" fo:margin-left="0.199cm" fo:margin-right="0.2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17:10:58.366000000</meta:creation-date>
    <meta:generator>LibreOffice/7.1.2.2$Linux_X86_64 LibreOffice_project/10$Build-2</meta:generator>
    <dc:date>2021-05-20T23:49:15.717431917</dc:date>
    <meta:editing-duration>PT1H14M21S</meta:editing-duration>
    <meta:editing-cycles>20</meta:editing-cycles>
    <meta:document-statistic meta:table-count="0" meta:image-count="0" meta:object-count="0" meta:page-count="1" meta:paragraph-count="16" meta:word-count="350" meta:character-count="2386" meta:non-whitespace-character-count="1999"/>
  </office:meta>
</office:document-meta>
</file>